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6.48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text-shadow="1pt 1pt"/>
    </style:style>
    <style:style style:name="P4" style:family="paragraph">
      <loext:graphic-properties draw:fill="none"/>
      <style:paragraph-properties fo:text-align="center"/>
      <style:text-properties fo:text-shadow="1pt 1pt"/>
    </style:style>
    <style:style style:name="P5" style:family="paragraph">
      <style:paragraph-properties fo:text-align="center"/>
      <style:text-properties fo:text-shadow="1pt 1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2.286cm" svg:x="1.762cm" svg:y="2.77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2.413cm" svg:x="13.446cm" svg:y="2.905cm">
          <text:p text:style-name="P1">System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5.699cm" svg:x2="5.572cm" svg:y2="20.812cm">
          <text:p/>
        </draw:line>
        <draw:line draw:style-name="gr3" draw:text-style-name="P2" draw:layer="layout" svg:x1="17.383cm" svg:y1="5.572cm" svg:x2="17.51cm" svg:y2="20.685cm">
          <text:p/>
        </draw:line>
        <draw:line draw:style-name="gr4" draw:text-style-name="P4" draw:layer="layout" svg:x1="5.445cm" svg:y1="7.858cm" svg:x2="17.383cm" svg:y2="7.731cm">
          <text:p text:style-name="P3"><text:span text:style-name="T1">Veiw</text:span><text:span text:style-name="T2"> </text:span><text:span text:style-name="T1">Posts</text:span></text:p>
        </draw:line>
        <draw:line draw:style-name="gr5" draw:text-style-name="P5" draw:layer="layout" svg:x1="5.699cm" svg:y1="11.033cm" svg:x2="17.51cm" svg:y2="11.16cm">
          <text:p text:style-name="P5"><text:span text:style-name="T1">Post</text:span></text:p>
        </draw:line>
        <draw:line draw:style-name="gr5" draw:text-style-name="P1" draw:layer="layout" svg:x1="5.953cm" svg:y1="17.637cm" svg:x2="17.383cm" svg:y2="17.764cm">
          <text:p text:style-name="P5"><text:span text:style-name="T1">Post</text:span></text:p>
        </draw:line>
        <draw:line draw:style-name="gr4" draw:text-style-name="P6" draw:layer="layout" svg:x1="5.445cm" svg:y1="14.335cm" svg:x2="17.637cm" svg:y2="14.208cm">
          <text:p text:style-name="P1"><text:span text:style-name="T1">Submit Post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2:54:50.352583316</meta:creation-date>
    <dc:date>2017-04-17T12:57:55.452779985</dc:date>
    <meta:editing-duration>PT3M5S</meta:editing-duration>
    <meta:editing-cycles>1</meta:editing-cycles>
    <meta:document-statistic meta:object-count="8"/>
    <meta:generator>LibreOffice/5.1.6.2$Linux_X86_64 LibreOffice_project/10m0$Build-2</meta:generator>
  </office:meta>
</office:document-meta>
</file>